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Dex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E Vit</text:p>
          </table:table-cell>
          <table:table-cell table:style-name="ce1" table:formula="of:=[.B1]" office:value-type="float" office:value="160" calcext:value-type="float">
            <text:p>160</text:p>
          </table:table-cell>
          <table:table-cell office:value-type="string" calcext:value-type="string">
            <text:p>E Dex</text:p>
          </table:table-cell>
          <table:table-cell table:style-name="ce1" table:formula="of:=[.D1]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1600" calcext:value-type="float">
            <text:p>1600</text:p>
          </table:table-cell>
          <table:table-cell office:value-type="string" calcext:value-type="string">
            <text:p>hp/min:</text:p>
          </table:table-cell>
          <table:table-cell table:formula="of:=[.M1]*(1+[.L8])/100" office:value-type="float" office:value="36.32" calcext:value-type="float">
            <text:p>36.32</text:p>
          </table:table-cell>
          <table:table-cell table:style-name="ce7" table:formula="of:=1%*(1+[.L8])" office:value-type="percentage" office:value="0.0227" calcext:value-type="percentage">
            <text:p>2.2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Int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E End</text:p>
          </table:table-cell>
          <table:table-cell table:style-name="ce1" table:formula="of:=[.B2]" office:value-type="float" office:value="150" calcext:value-type="float">
            <text:p>150</text:p>
          </table:table-cell>
          <table:table-cell office:value-type="string" calcext:value-type="string">
            <text:p>E Int</text:p>
          </table:table-cell>
          <table:table-cell table:style-name="ce1" table:formula="of:=[.D2]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1500" calcext:value-type="float">
            <text:p>15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52.5" calcext:value-type="float">
            <text:p>52.5</text:p>
          </table:table-cell>
          <table:table-cell table:style-name="ce7" table:formula="of:=2%+[.D3]/10000" office:value-type="percentage" office:value="0.035" calcext:value-type="percentage">
            <text:p>3.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Wi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E Str</text:p>
          </table:table-cell>
          <table:table-cell table:style-name="ce1" table:formula="of:=[.B3]*(1+[.R8])" office:value-type="float" office:value="313.2975" calcext:value-type="float">
            <text:p>313.2975</text:p>
          </table:table-cell>
          <table:table-cell office:value-type="string" calcext:value-type="string">
            <text:p>E Wis</text:p>
          </table:table-cell>
          <table:table-cell table:style-name="ce1" table:formula="of:=[.D3]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17]*3%)" office:value-type="float" office:value="260.4" calcext:value-type="float">
            <text:p>260.4</text:p>
          </table:table-cell>
          <table:table-cell table:style-name="ce7" table:formula="of:=[.P2]*(4+[.B17]*3%)" office:value-type="percentage" office:value="0.1736" calcext:value-type="percentage">
            <text:p>17.36%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1.2" calcext:value-type="percentage">
            <text:p>12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8]))" office:value-type="float" office:value="4516" calcext:value-type="float">
            <text:p>4516</text:p>
          </table:table-cell>
          <table:table-cell office:value-type="string" calcext:value-type="string">
            <text:p>EH-Bal</text:p>
          </table:table-cell>
          <table:table-cell table:style-name="ce1" table:formula="of:=([.M5]+[.M6])/2" office:value-type="float" office:value="5193.4" calcext:value-type="float">
            <text:p>5193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8]))/(1/(1+[.X8]))" office:value-type="float" office:value="5870.8" calcext:value-type="float">
            <text:p>5870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re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1:.I46])" office:value-type="percentage" office:value="1.8225" calcext:value-type="percentage">
            <text:p>182.25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1:.L46])" office:value-type="percentage" office:value="1.27" calcext:value-type="percentage">
            <text:p>127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1:.O46])" office:value-type="percentage" office:value="2.09" calcext:value-type="percentage">
            <text:p>209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1:.R46])" office:value-type="percentage" office:value="1.8225" calcext:value-type="percentage">
            <text:p>182.25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U11:.U46])" office:value-type="percentage" office:value="1.8225" calcext:value-type="percentage">
            <text:p>182.25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1:.X46])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1]=1;[.$B$5];0%)+IF([.E11]=1;[.$B$7];0%)+IF([.D11]=1;[.$B$6];0%)" office:value-type="percentage" office:value="2.2" calcext:value-type="percentage">
            <text:p>22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1]+[.H11]*[.$B11])*[.$F11]" office:value-type="percentage" office:value="1.21" calcext:value-type="percentage">
            <text:p>121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1]+[.Q11]*[.$B11])*[.$F11]" office:value-type="percentage" office:value="1.21" calcext:value-type="percentage">
            <text:p>121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1]+[.T11]*[.$B11])*[.$F11]" office:value-type="percentage" office:value="1.21" calcext:value-type="percentage">
            <text:p>121.0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2]=1;[.$B$5];0%)+IF([.E12]=1;[.$B$7];0%)+IF([.D12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2]+[.K12]*[.$B12])*[.$F12]" office:value-type="percentage" office:value="1.27" calcext:value-type="percentage">
            <text:p>127.00%</text:p>
          </table:table-cell>
          <table:table-cell table:number-columns-repeated="9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V12]+[.W12]*[.$B12])*[.$F12]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3]=1;[.$B$5];0%)+IF([.E13]=1;[.$B$7];0%)+IF([.D13]=1;[.$B$6];0%)" office:value-type="percentage" office:value="2.2" calcext:value-type="percentage">
            <text:p>22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3]+[.N13]*[.$B13])*[.$F13]" office:value-type="percentage" office:value="2.09" calcext:value-type="percentage">
            <text:p>209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 of Flam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5]=1;[.$B$5];0%)+IF([.E15]=1;[.$B$7];0%)+IF([.D15]=1;[.$B$6];0%)" office:value-type="percentage" office:value="2.45" calcext:value-type="percentage">
            <text:p>245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5]+[.H15]*[.$B15])*[.$F15]" office:value-type="percentage" office:value="0.6125" calcext:value-type="percentage">
            <text:p>61.25%</text:p>
          </table:table-cell>
          <table:table-cell table:number-columns-repeated="6"/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5]+[.Q15]*[.$B15])*[.$F15]" office:value-type="percentage" office:value="0.6125" calcext:value-type="percentage">
            <text:p>61.25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5]+[.T15]*[.$B15])*[.$F15]" office:value-type="percentage" office:value="0.6125" calcext:value-type="percentage">
            <text:p>61.25%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7:52:11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4T18:02:45.186000000</dc:date>
    <meta:generator>LibreOffice/7.0.5.2$Windows_X86_64 LibreOffice_project/64390860c6cd0aca4beafafcfd84613dd9dfb63a</meta:generator>
    <meta:editing-duration>PT22M49S</meta:editing-duration>
    <meta:editing-cycles>6</meta:editing-cycles>
    <meta:document-statistic meta:table-count="1" meta:cell-count="137" meta:object-count="0"/>
    <meta:user-defined meta:name="AppVersion">16.0300</meta:user-defined>
  </office:meta>
</office:document-meta>
</file>